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1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2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2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0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1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2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2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3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3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4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4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808080" fo:font-size="9.5pt" style:font-size-asian="9.5pt" style:font-size-complex="9.5pt" fo:hyphenate="true"/>
    </style:style>
    <style:style style:name="P429" style:parent-style-name="Normal" style:family="paragraph">
      <style:paragraph-properties style:text-autospace="none" fo:margin-bottom="0in" fo:line-height="100%"/>
      <style:text-properties fo:language="en" fo:country="US"/>
    </style:style>
  </office:automatic-styles>
  <office:body>
    <office:text text:use-soft-page-breaks="true">
      <text:p text:style-name="P1">Tietokannan luonti</text:p>
      <text:p text:style-name="Normal">Nimi: Laiterekisteri_db</text:p>
      <text:p text:style-name="Normal">Taulujen luontilauseet:</text:p>
      <text:p text:style-name="Normal">VARASTO TAULU</text:p>
      <text:p text:style-name="P2"><text:span text:style-name="T3">CREATE</text:span><text:span text:style-name="T4"><text:s/></text:span><text:span text:style-name="T5">TABLE</text:span><text:span text:style-name="T6"><text:s/>[dbo]</text:span><text:span text:style-name="T7">.</text:span><text:span text:style-name="T8">[Laitteet]</text:span><text:span text:style-name="T9">(</text:span></text:p>
      <text:p text:style-name="P10"><text:span text:style-name="T11"><text:tab/></text:span><text:span text:style-name="T12">[Laite_ID] [int]<text:s/></text:span><text:span text:style-name="T13">IDENTITY</text:span><text:span text:style-name="T14">(</text:span><text:span text:style-name="T15">100</text:span><text:span text:style-name="T16">,</text:span><text:span text:style-name="T17">1</text:span><text:span text:style-name="T18">)</text:span><text:span text:style-name="T19"><text:s/></text:span><text:span text:style-name="T20">NOT</text:span><text:span text:style-name="T21"><text:s/></text:span><text:span text:style-name="T22">NULL,</text:span></text:p>
      <text:p text:style-name="P23"><text:span text:style-name="T24"><text:tab/>[Tyyppi] [nvarchar]</text:span><text:span text:style-name="T25">(</text:span><text:span text:style-name="T26">50</text:span><text:span text:style-name="T27">)</text:span><text:span text:style-name="T28"><text:s/></text:span><text:span text:style-name="T29">NULL,</text:span></text:p>
      <text:p text:style-name="P30"><text:span text:style-name="T31"><text:tab/>[Malli] [nvarchar]</text:span><text:span text:style-name="T32">(</text:span><text:span text:style-name="T33">150</text:span><text:span text:style-name="T34">)</text:span><text:span text:style-name="T35"><text:s/></text:span><text:span text:style-name="T36">NOT</text:span><text:span text:style-name="T37"><text:s/></text:span><text:span text:style-name="T38">NULL,</text:span></text:p>
      <text:p text:style-name="P39"><text:span text:style-name="T40"><text:tab/>[Valmistaja] [nvarchar]</text:span><text:span text:style-name="T41">(</text:span><text:span text:style-name="T42">100</text:span><text:span text:style-name="T43">)</text:span><text:span text:style-name="T44"><text:s/></text:span><text:span text:style-name="T45">NULL,</text:span></text:p>
      <text:p text:style-name="P46"><text:span text:style-name="T47"><text:tab/>[Sarjanumero] [nvarchar]</text:span><text:span text:style-name="T48">(</text:span><text:span text:style-name="T49">100</text:span><text:span text:style-name="T50">)</text:span><text:span text:style-name="T51"><text:s/></text:span><text:span text:style-name="T52">NOT</text:span><text:span text:style-name="T53"><text:s/></text:span><text:span text:style-name="T54">NULL,</text:span></text:p>
      <text:p text:style-name="P55"><text:span text:style-name="T56"><text:tab/>[Hankinta_Pvm] [date]<text:s/></text:span><text:span text:style-name="T57">NOT</text:span><text:span text:style-name="T58"><text:s/></text:span><text:span text:style-name="T59">NULL,</text:span></text:p>
      <text:p text:style-name="P60"><text:span text:style-name="T61"><text:tab/>[Takuu_Aika] [int]<text:s/></text:span><text:span text:style-name="T62">NULL,</text:span></text:p>
      <text:p text:style-name="P63"><text:span text:style-name="T64"><text:tab/>[QR_Koodi] [nchar]</text:span><text:span text:style-name="T65">(</text:span><text:span text:style-name="T66">10</text:span><text:span text:style-name="T67">)</text:span><text:span text:style-name="T68"><text:s/></text:span><text:span text:style-name="T69">NULL,</text:span></text:p>
      <text:p text:style-name="P70"><text:span text:style-name="T71"><text:tab/></text:span><text:span text:style-name="T72">PRIMARY</text:span><text:span text:style-name="T73"><text:s/></text:span><text:span text:style-name="T74">KEY</text:span><text:span text:style-name="T75"><text:s/></text:span><text:span text:style-name="T76">CLUSTERED<text:s/></text:span><text:span text:style-name="T77">(</text:span><text:span text:style-name="T78">[Laite_ID]<text:s/></text:span><text:span text:style-name="T79">ASC</text:span><text:span text:style-name="T80">)</text:span></text:p>
      <text:p text:style-name="P81"><text:span text:style-name="T82">)</text:span></text:p>
      <text:p text:style-name="P83"/>
      <text:p text:style-name="P84"/>
      <text:p text:style-name="P85"><text:span text:style-name="T86">CREATE</text:span><text:span text:style-name="T87"><text:s/></text:span><text:span text:style-name="T88">TABLE</text:span><text:span text:style-name="T89"><text:s/>[dbo]</text:span><text:span text:style-name="T90">.</text:span><text:span text:style-name="T91">[Varastot]</text:span><text:span text:style-name="T92">(</text:span></text:p>
      <text:p text:style-name="P93"><text:span text:style-name="T94"><text:tab/>[Varasto_ID] [int]<text:s/></text:span><text:span text:style-name="T95">IDENTITY</text:span><text:span text:style-name="T96">(</text:span><text:span text:style-name="T97">1000</text:span><text:span text:style-name="T98">,</text:span><text:span text:style-name="T99">1</text:span><text:span text:style-name="T100">)</text:span><text:span text:style-name="T101"><text:s/></text:span><text:span text:style-name="T102">NOT</text:span><text:span text:style-name="T103"><text:s/></text:span><text:span text:style-name="T104">NULL,</text:span></text:p>
      <text:p text:style-name="P105"><text:span text:style-name="T106"><text:tab/>[Varasto] [nvarchar]</text:span><text:span text:style-name="T107">(</text:span><text:span text:style-name="T108">150</text:span><text:span text:style-name="T109">)</text:span><text:span text:style-name="T110"><text:s/></text:span><text:span text:style-name="T111">NOT</text:span><text:span text:style-name="T112"><text:s/></text:span><text:span text:style-name="T113">NULL,</text:span></text:p>
      <text:p text:style-name="P114"><text:span text:style-name="T115"><text:tab/>[Osoite] [nvarchar]</text:span><text:span text:style-name="T116">(</text:span><text:span text:style-name="T117">150</text:span><text:span text:style-name="T118">)</text:span><text:span text:style-name="T119"><text:s/></text:span><text:span text:style-name="T120">NOT</text:span><text:span text:style-name="T121"><text:s/></text:span><text:span text:style-name="T122">NULL,</text:span></text:p>
      <text:p text:style-name="P123"><text:span text:style-name="T124"><text:tab/>[Postinro] [int]<text:s/></text:span><text:span text:style-name="T125">NOT</text:span><text:span text:style-name="T126"><text:s/></text:span><text:span text:style-name="T127">NULL,</text:span></text:p>
      <text:p text:style-name="P128"><text:span text:style-name="T129"><text:tab/>[Postitoimipaikka] [nvarchar]</text:span><text:span text:style-name="T130">(</text:span><text:span text:style-name="T131">50</text:span><text:span text:style-name="T132">)</text:span><text:span text:style-name="T133"><text:s/></text:span><text:span text:style-name="T134">NOT</text:span><text:span text:style-name="T135"><text:s/></text:span><text:span text:style-name="T136">NULL,</text:span></text:p>
      <text:p text:style-name="P137"><text:span text:style-name="T138"><text:tab/></text:span><text:span text:style-name="T139">[Kerros] [int]<text:s/></text:span><text:span text:style-name="T140">NULL,</text:span></text:p>
      <text:p text:style-name="P141"><text:span text:style-name="T142"><text:tab/></text:span><text:span text:style-name="T143">[Kone_Maara] [int]<text:s/></text:span><text:span text:style-name="T144">NULL,</text:span></text:p>
      <text:p text:style-name="P145"><text:span text:style-name="T146"><text:tab/>[Henkilo_Maara] [int]<text:s/></text:span><text:span text:style-name="T147">NULL,</text:span></text:p>
      <text:p text:style-name="P148"><text:span text:style-name="T149"><text:tab/></text:span><text:span text:style-name="T150">[Neliot] [int]<text:s/></text:span><text:span text:style-name="T151">NULL,</text:span></text:p>
      <text:p text:style-name="P152"><text:span text:style-name="T153"><text:tab/>[QR_Koodi] [nvarchar]</text:span><text:span text:style-name="T154">(</text:span><text:span text:style-name="T155">50</text:span><text:span text:style-name="T156">)</text:span><text:span text:style-name="T157"><text:s/></text:span><text:span text:style-name="T158">NULL,</text:span></text:p>
      <text:p text:style-name="P159"><text:span text:style-name="T160"><text:tab/></text:span><text:span text:style-name="T161">PRIMARY</text:span><text:span text:style-name="T162"><text:s/></text:span><text:span text:style-name="T163">KEY</text:span><text:span text:style-name="T164"><text:s/></text:span><text:span text:style-name="T165">CLUSTERED<text:s/></text:span><text:span text:style-name="T166">(</text:span><text:span text:style-name="T167">[Varasto_ID]<text:s/></text:span><text:span text:style-name="T168">ASC</text:span><text:span text:style-name="T169">)</text:span></text:p>
      <text:p text:style-name="P170"><text:span text:style-name="T171">)</text:span></text:p>
      <text:p text:style-name="P172"/>
      <text:p text:style-name="P173"><text:span text:style-name="T174">CREATE</text:span><text:span text:style-name="T175"><text:s/></text:span><text:span text:style-name="T176">TABLE</text:span><text:span text:style-name="T177"><text:s/>[dbo]</text:span><text:span text:style-name="T178">.</text:span><text:span text:style-name="T179">[Ohjelmat]</text:span><text:span text:style-name="T180">(</text:span></text:p>
      <text:p text:style-name="P181"><text:span text:style-name="T182"><text:tab/>[Ohjelma_ID] [int]<text:s/></text:span><text:span text:style-name="T183">IDENTITY</text:span><text:span text:style-name="T184">(</text:span><text:span text:style-name="T185">1</text:span><text:span text:style-name="T186">,</text:span><text:span text:style-name="T187">1</text:span><text:span text:style-name="T188">)</text:span><text:span text:style-name="T189"><text:s/></text:span><text:span text:style-name="T190">NOT</text:span><text:span text:style-name="T191"><text:s/></text:span><text:span text:style-name="T192">NULL,</text:span></text:p>
      <text:p text:style-name="P193"><text:span text:style-name="T194"><text:tab/>[Ohjelma] [nvarchar]</text:span><text:span text:style-name="T195">(</text:span><text:span text:style-name="T196">150</text:span><text:span text:style-name="T197">)</text:span><text:span text:style-name="T198"><text:s/></text:span><text:span text:style-name="T199">NOT</text:span><text:span text:style-name="T200"><text:s/></text:span><text:span text:style-name="T201">NULL,</text:span></text:p>
      <text:p text:style-name="P202"><text:span text:style-name="T203"><text:tab/></text:span><text:span text:style-name="T204">PRIMARY</text:span><text:span text:style-name="T205"><text:s/></text:span><text:span text:style-name="T206">KEY</text:span><text:span text:style-name="T207"><text:s/></text:span><text:span text:style-name="T208">CLUSTERED<text:s/></text:span><text:span text:style-name="T209">(</text:span><text:span text:style-name="T210">[Ohjelma_ID]<text:s/></text:span><text:span text:style-name="T211">ASC</text:span><text:span text:style-name="T212">)</text:span></text:p>
      <text:p text:style-name="P213"><text:span text:style-name="T214">)</text:span><text:span text:style-name="T215"><text:s/></text:span></text:p>
      <text:p text:style-name="P216"/>
      <text:p text:style-name="P217"><text:span text:style-name="T218">CREATE</text:span><text:span text:style-name="T219"><text:s/></text:span><text:span text:style-name="T220">TABLE</text:span><text:span text:style-name="T221"><text:s/>[dbo]</text:span><text:span text:style-name="T222">.</text:span><text:span text:style-name="T223">[Asennukset]</text:span><text:span text:style-name="T224">(</text:span></text:p>
      <text:p text:style-name="P225"><text:span text:style-name="T226"><text:tab/>[AsennusID]<text:s/></text:span><text:span text:style-name="T227">INT</text:span><text:span text:style-name="T228"><text:s/></text:span><text:span text:style-name="T229">IDENTITY<text:s/></text:span><text:span text:style-name="T230">(</text:span><text:span text:style-name="T231">1</text:span><text:span text:style-name="T232">,</text:span><text:span text:style-name="T233"><text:s/>1</text:span><text:span text:style-name="T234">)</text:span><text:span text:style-name="T235"><text:s/></text:span><text:span text:style-name="T236">NOT</text:span><text:span text:style-name="T237"><text:s/></text:span><text:span text:style-name="T238">NULL,</text:span></text:p>
      <text:p text:style-name="P239"><text:span text:style-name="T240"><text:tab/>[Ohjelma_ID] [int]<text:s/></text:span><text:span text:style-name="T241">NOT</text:span><text:span text:style-name="T242"><text:s/></text:span><text:span text:style-name="T243">NULL,</text:span></text:p>
      <text:p text:style-name="P244"><text:span text:style-name="T245"><text:tab/>[Laite_ID] [int]<text:s/></text:span><text:span text:style-name="T246">NOT</text:span><text:span text:style-name="T247"><text:s/></text:span><text:span text:style-name="T248">NULL,</text:span></text:p>
      <text:p text:style-name="P249"><text:span text:style-name="T250"><text:tab/></text:span><text:span text:style-name="T251">PRIMARY</text:span><text:span text:style-name="T252"><text:s/></text:span><text:span text:style-name="T253">KEY</text:span><text:span text:style-name="T254"><text:s/></text:span><text:span text:style-name="T255">CLUSTERED<text:s/></text:span><text:span text:style-name="T256">(</text:span><text:span text:style-name="T257">[AsennusID]<text:s/></text:span><text:span text:style-name="T258">ASC</text:span><text:span text:style-name="T259">),</text:span></text:p>
      <text:p text:style-name="P260"><text:span text:style-name="T261"><text:s text:c="4"/></text:span><text:span text:style-name="T262">CONSTRAINT</text:span><text:span text:style-name="T263"><text:s/></text:span><text:span text:style-name="T264">[FK_dbo.Asennukset_dbo.Ohjelmat_Ohjelma_ID]<text:s/></text:span><text:span text:style-name="T265">FOREIGN</text:span><text:span text:style-name="T266"><text:s/></text:span><text:span text:style-name="T267">KEY<text:s/></text:span><text:span text:style-name="T268">(</text:span><text:span text:style-name="T269">[Ohjelma_ID]</text:span><text:span text:style-name="T270">)</text:span><text:span text:style-name="T271"><text:s/></text:span></text:p>
      <text:p text:style-name="P272"><text:span text:style-name="T273"><text:s text:c="8"/></text:span><text:span text:style-name="T274">REFERENCES</text:span><text:span text:style-name="T275"><text:s/>[dbo]</text:span><text:span text:style-name="T276">.</text:span><text:span text:style-name="T277">[Ohjelmat]</text:span><text:span text:style-name="T278"><text:s/></text:span><text:span text:style-name="T279">(</text:span><text:span text:style-name="T280">[Ohjelma_ID]</text:span><text:span text:style-name="T281">)</text:span><text:span text:style-name="T282"><text:s/></text:span><text:span text:style-name="T283">ON</text:span><text:span text:style-name="T284"><text:s/></text:span><text:span text:style-name="T285">DELETE</text:span><text:span text:style-name="T286"><text:s/></text:span><text:span text:style-name="T287">CASCADE</text:span><text:span text:style-name="T288">,</text:span></text:p>
      <text:p text:style-name="P289"><text:span text:style-name="T290"><text:tab/></text:span><text:span text:style-name="T291">CONSTRAINT</text:span><text:span text:style-name="T292"><text:s/>[FK_dbo.Asennukset_dbo.Laitteet_Laite_ID]<text:s/></text:span><text:span text:style-name="T293">FOREIGN</text:span><text:span text:style-name="T294"><text:s/></text:span><text:span text:style-name="T295">KEY<text:s/></text:span><text:span text:style-name="T296">(</text:span><text:span text:style-name="T297">[Laite_ID]</text:span><text:span text:style-name="T298">)</text:span><text:span text:style-name="T299"><text:s/></text:span></text:p>
      <text:p text:style-name="P300"><text:span text:style-name="T301"><text:s text:c="8"/></text:span><text:span text:style-name="T302">REFERENCES</text:span><text:span text:style-name="T303"><text:s/>[dbo]</text:span><text:span text:style-name="T304">.</text:span><text:span text:style-name="T305">[Laitteet]</text:span><text:span text:style-name="T306"><text:s/></text:span><text:span text:style-name="T307">(</text:span><text:span text:style-name="T308">[Laite_ID]</text:span><text:span text:style-name="T309">)</text:span><text:span text:style-name="T310"><text:s/></text:span><text:span text:style-name="T311">ON</text:span><text:span text:style-name="T312"><text:s/></text:span><text:span text:style-name="T313">DELETE</text:span><text:span text:style-name="T314"><text:s/></text:span><text:span text:style-name="T315">CASCADE</text:span></text:p>
      <text:p text:style-name="P316"><text:span text:style-name="T317">)</text:span><text:span text:style-name="T318"><text:s/></text:span></text:p>
      <text:p text:style-name="P319"/>
      <text:p text:style-name="P320"/>
      <text:p text:style-name="P321"><text:span text:style-name="T322">CREATE</text:span><text:span text:style-name="T323"><text:s/></text:span><text:span text:style-name="T324">TABLE</text:span><text:span text:style-name="T325"><text:s/>[dbo]</text:span><text:span text:style-name="T326">.</text:span><text:span text:style-name="T327">[Sijainnit]</text:span><text:span text:style-name="T328">(</text:span></text:p>
      <text:p text:style-name="P329"><text:span text:style-name="T330"><text:tab/>[Sijainti_ID]<text:s/></text:span><text:span text:style-name="T331">INT</text:span><text:span text:style-name="T332"><text:s/></text:span><text:span text:style-name="T333">IDENTITY<text:s/></text:span><text:span text:style-name="T334">(</text:span><text:span text:style-name="T335">1</text:span><text:span text:style-name="T336">,</text:span><text:span text:style-name="T337"><text:s/>1</text:span><text:span text:style-name="T338">)</text:span><text:span text:style-name="T339"><text:s/></text:span><text:span text:style-name="T340">NOT</text:span><text:span text:style-name="T341"><text:s/></text:span><text:span text:style-name="T342">NULL</text:span><text:span text:style-name="T343">,</text:span></text:p>
      <text:p text:style-name="P344"><text:span text:style-name="T345"><text:tab/>[Varasto_ID] [int]<text:s/></text:span><text:span text:style-name="T346">NOT</text:span><text:span text:style-name="T347"><text:s/></text:span><text:span text:style-name="T348">NULL,</text:span></text:p>
      <text:p text:style-name="P349"><text:span text:style-name="T350"><text:tab/>[Laite_ID] [int]<text:s/></text:span><text:span text:style-name="T351">NOT</text:span><text:span text:style-name="T352"><text:s/></text:span><text:span text:style-name="T353">NULL,</text:span></text:p>
      <text:p text:style-name="P354"><text:span text:style-name="T355"><text:tab/>[Pvm] [datetime]<text:s/></text:span><text:span text:style-name="T356">NOT</text:span><text:span text:style-name="T357"><text:s/></text:span><text:span text:style-name="T358">NULL,</text:span></text:p>
      <text:p text:style-name="P359"><text:span text:style-name="T360"><text:tab/></text:span><text:span text:style-name="T361">PRIMARY</text:span><text:span text:style-name="T362"><text:s/></text:span><text:span text:style-name="T363">KEY</text:span><text:span text:style-name="T364"><text:s/></text:span><text:span text:style-name="T365">CLUSTERED<text:s/></text:span><text:span text:style-name="T366">(</text:span><text:span text:style-name="T367">[</text:span><text:span text:style-name="T368">Sijainti_ID</text:span><text:span text:style-name="T369">]<text:s/></text:span><text:span text:style-name="T370">ASC</text:span><text:span text:style-name="T371">),</text:span></text:p>
      <text:p text:style-name="P372"><text:span text:style-name="T373"><text:s text:c="4"/></text:span><text:span text:style-name="T374">CONSTRAINT</text:span><text:span text:style-name="T375"><text:s/></text:span><text:span text:style-name="T376">[FK_dbo.Sijannit_dbo.Varastot_Varasto_ID]<text:s/></text:span><text:span text:style-name="T377">FOREIGN</text:span><text:span text:style-name="T378"><text:s/></text:span><text:span text:style-name="T379">KEY<text:s/></text:span><text:span text:style-name="T380">(</text:span><text:span text:style-name="T381">[Varasto_ID]</text:span><text:span text:style-name="T382">)</text:span><text:span text:style-name="T383"><text:s/></text:span></text:p>
      <text:p text:style-name="P384"><text:span text:style-name="T385"><text:s text:c="8"/></text:span><text:span text:style-name="T386">REFERENCES</text:span><text:span text:style-name="T387"><text:s/>[dbo]</text:span><text:span text:style-name="T388">.</text:span><text:span text:style-name="T389">[Varastot]</text:span><text:span text:style-name="T390"><text:s/></text:span><text:span text:style-name="T391">(</text:span><text:span text:style-name="T392">[Varasto_ID]</text:span><text:span text:style-name="T393">)</text:span><text:span text:style-name="T394"><text:s/></text:span><text:span text:style-name="T395">ON</text:span><text:span text:style-name="T396"><text:s/></text:span><text:span text:style-name="T397">DELETE</text:span><text:span text:style-name="T398"><text:s/></text:span><text:span text:style-name="T399">CASCADE</text:span><text:span text:style-name="T400">,</text:span></text:p>
      <text:p text:style-name="P401"><text:span text:style-name="T402"><text:tab/></text:span><text:span text:style-name="T403">CONSTRAINT</text:span><text:span text:style-name="T404"><text:s/>[FK_dbo.Sijainnit_dbo.Laitteet_Laite_ID]<text:s/></text:span><text:span text:style-name="T405">FOREIGN</text:span><text:span text:style-name="T406"><text:s/></text:span><text:span text:style-name="T407">KEY<text:s/></text:span><text:span text:style-name="T408">(</text:span><text:span text:style-name="T409">[Laite_ID]</text:span><text:span text:style-name="T410">)</text:span><text:span text:style-name="T411"><text:s/></text:span></text:p>
      <text:soft-page-break/>
      <text:p text:style-name="P412"><text:span text:style-name="T413"><text:s text:c="8"/></text:span><text:span text:style-name="T414">REFERENCES</text:span><text:span text:style-name="T415"><text:s/>[dbo]</text:span><text:span text:style-name="T416">.</text:span><text:span text:style-name="T417">[Laitteet]</text:span><text:span text:style-name="T418"><text:s/></text:span><text:span text:style-name="T419">(</text:span><text:span text:style-name="T420">[Laite_ID]</text:span><text:span text:style-name="T421">)</text:span><text:span text:style-name="T422"><text:s/></text:span><text:span text:style-name="T423">ON</text:span><text:span text:style-name="T424"><text:s/></text:span><text:span text:style-name="T425">DELETE</text:span><text:span text:style-name="T426"><text:s/></text:span><text:span text:style-name="T427">CASCADE</text:span></text:p>
      <text:p text:style-name="P428">)</text:p>
      <text:p text:style-name="P4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Tilles</meta:initial-creator>
    <dc:creator>Jan Tilles</dc:creator>
    <meta:creation-date>2016-04-18T07:10:00Z</meta:creation-date>
    <dc:date>2016-05-19T08:41:00Z</dc:date>
    <meta:template xlink:href="Normal" xlink:type="simple"/>
    <meta:editing-cycles>7</meta:editing-cycles>
    <meta:editing-duration>PT5340S</meta:editing-duration>
    <meta:document-statistic meta:page-count="2" meta:paragraph-count="3" meta:word-count="218" meta:character-count="1984" meta:row-count="14" meta:non-whitespace-character-count="1769"/>
  </office:meta>
</office:document-meta>
</file>